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11pt"/>
    </style:style>
    <style:style style:name="co4" style:family="table-column">
      <style:table-column-properties fo:break-before="auto" style:column-width="83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Gráf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Gráfica &amp; CIA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"/>
          <table:table-cell table:formula="of:=SUM([.D4:.D17])" office:value-type="currency" office:currency="BRL" office:value="2513" calcext:value-type="currency">
            <text:p>2,513.00 BRL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dade</text:p>
          </table:table-cell>
          <table:table-cell table:style-name="Default" office:value-type="string" calcext:value-type="string">
            <text:p>Preço Unitário</text:p>
          </table:table-cell>
          <table:table-cell table:style-name="Default" office:value-type="string" calcext:value-type="string">
            <text:p>Subtotal</text:p>
          </table:table-cell>
        </table:table-row>
        <table:table-row table:style-name="ro2">
          <table:table-cell office:value-type="string" calcext:value-type="string">
            <text:p>Banner de Lona</text:p>
            <text:p>0,90m x 1,80m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71" calcext:value-type="currency">
            <text:p>171.00 BRL</text:p>
          </table:table-cell>
          <table:table-cell table:formula="of:=[.B4]*[.C4]" office:value-type="currency" office:currency="BRL" office:value="513" calcext:value-type="currency">
            <text:p>513.00 BRL</text:p>
          </table:table-cell>
        </table:table-row>
        <table:table-row table:style-name="ro1">
          <table:table-cell office:value-type="string" calcext:value-type="string">
            <text:p>Bottom SciPyLA</text:p>
          </table:table-cell>
          <table:table-cell office:value-type="float" office:value="50" calcext:value-type="float">
            <text:p>50</text:p>
          </table:table-cell>
          <table:table-cell office:value-type="currency" office:currency="BRL" office:value="5" calcext:value-type="currency">
            <text:p>5.00 BRL</text:p>
          </table:table-cell>
          <table:table-cell table:formula="of:=[.B5]*[.C5]" office:value-type="currency" office:currency="BRL" office:value="250" calcext:value-type="currency">
            <text:p>250.00 BRL</text:p>
          </table:table-cell>
        </table:table-row>
        <table:table-row table:style-name="ro2">
          <table:table-cell office:value-type="string" calcext:value-type="string">
            <text:p>Camiseta</text:p>
            <text:p>Algodão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35" calcext:value-type="currency">
            <text:p>35.00 BRL</text:p>
          </table:table-cell>
          <table:table-cell table:formula="of:=[.B6]*[.C6]" office:value-type="currency" office:currency="BRL" office:value="350" calcext:value-type="currency">
            <text:p>350.00 BRL</text:p>
          </table:table-cell>
        </table:table-row>
        <table:table-row table:style-name="ro1">
          <table:table-cell office:value-type="string" calcext:value-type="string">
            <text:p>Adesivo SciPyL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0" calcext:value-type="currency">
            <text:p>140.00 BRL</text:p>
          </table:table-cell>
          <table:table-cell table:formula="of:=[.B7]*[.C7]" office:value-type="currency" office:currency="BRL" office:value="140" calcext:value-type="currency">
            <text:p>140.00 BRL</text:p>
          </table:table-cell>
        </table:table-row>
        <table:table-row table:style-name="ro1">
          <table:table-cell office:value-type="string" calcext:value-type="string">
            <text:p>Adesivo NumPy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0" calcext:value-type="currency">
            <text:p>140.00 BRL</text:p>
          </table:table-cell>
          <table:table-cell table:formula="of:=[.B8]*[.C8]" office:value-type="currency" office:currency="BRL" office:value="140" calcext:value-type="currency">
            <text:p>140.00 BRL</text:p>
          </table:table-cell>
        </table:table-row>
        <table:table-row table:style-name="ro1">
          <table:table-cell office:value-type="string" calcext:value-type="string">
            <text:p>Adesivo SciPy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0" calcext:value-type="currency">
            <text:p>140.00 BRL</text:p>
          </table:table-cell>
          <table:table-cell table:formula="of:=[.B9]*[.C9]" office:value-type="currency" office:currency="BRL" office:value="140" calcext:value-type="currency">
            <text:p>140.00 BRL</text:p>
          </table:table-cell>
        </table:table-row>
        <table:table-row table:style-name="ro1">
          <table:table-cell office:value-type="string" calcext:value-type="string">
            <text:p>Adesivo matplotli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0" calcext:value-type="currency">
            <text:p>140.00 BRL</text:p>
          </table:table-cell>
          <table:table-cell table:formula="of:=[.B10]*[.C10]" office:value-type="currency" office:currency="BRL" office:value="140" calcext:value-type="currency">
            <text:p>140.00 BRL</text:p>
          </table:table-cell>
        </table:table-row>
        <table:table-row table:style-name="ro1">
          <table:table-cell office:value-type="string" calcext:value-type="string">
            <text:p>Adesivo Jupyter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0" calcext:value-type="currency">
            <text:p>140.00 BRL</text:p>
          </table:table-cell>
          <table:table-cell table:formula="of:=[.B11]*[.C11]" office:value-type="currency" office:currency="BRL" office:value="140" calcext:value-type="currency">
            <text:p>140.00 BRL</text:p>
          </table:table-cell>
        </table:table-row>
        <table:table-row table:style-name="ro1">
          <table:table-cell office:value-type="string" calcext:value-type="string">
            <text:p>Adesivo Panda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0" calcext:value-type="currency">
            <text:p>140.00 BRL</text:p>
          </table:table-cell>
          <table:table-cell table:formula="of:=[.B12]*[.C12]" office:value-type="currency" office:currency="BRL" office:value="140" calcext:value-type="currency">
            <text:p>140.00 BRL</text:p>
          </table:table-cell>
        </table:table-row>
        <table:table-row table:style-name="ro1">
          <table:table-cell office:value-type="string" calcext:value-type="string">
            <text:p>Adesivo scikit-learn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0" calcext:value-type="currency">
            <text:p>140.00 BRL</text:p>
          </table:table-cell>
          <table:table-cell table:formula="of:=[.B13]*[.C13]" office:value-type="currency" office:currency="BRL" office:value="140" calcext:value-type="currency">
            <text:p>140.00 BRL</text:p>
          </table:table-cell>
        </table:table-row>
        <table:table-row table:style-name="ro1">
          <table:table-cell office:value-type="string" calcext:value-type="string">
            <text:p>Adesivo PyDat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0" calcext:value-type="currency">
            <text:p>140.00 BRL</text:p>
          </table:table-cell>
          <table:table-cell table:formula="of:=[.B14]*[.C14]" office:value-type="currency" office:currency="BRL" office:value="140" calcext:value-type="currency">
            <text:p>140.00 BRL</text:p>
          </table:table-cell>
        </table:table-row>
        <table:table-row table:style-name="ro1">
          <table:table-cell office:value-type="string" calcext:value-type="string">
            <text:p>Adesivo SymPy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0" calcext:value-type="currency">
            <text:p>140.00 BRL</text:p>
          </table:table-cell>
          <table:table-cell table:formula="of:=[.B15]*[.C15]" office:value-type="currency" office:currency="BRL" office:value="140" calcext:value-type="currency">
            <text:p>140.00 BRL</text:p>
          </table:table-cell>
        </table:table-row>
        <table:table-row table:style-name="ro1">
          <table:table-cell office:value-type="string" calcext:value-type="string">
            <text:p>Adesivo Bokeh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40" calcext:value-type="currency">
            <text:p>140.00 BRL</text:p>
          </table:table-cell>
          <table:table-cell table:formula="of:=[.B16]*[.C16]" office:value-type="currency" office:currency="BRL" office:value="140" calcext:value-type="currency">
            <text:p>140.00 BRL</text:p>
          </table:table-cell>
        </table:table-row>
        <table:table-row table:style-name="ro3">
          <table:table-cell office:value-type="string" calcext:value-type="string">
            <text:p>Programa (8 páginas)</text:p>
            <text:p>4 folhas frente-e-verso A3 couche 115g</text:p>
            <text:p>Acabamento com 2 grampos e refile (3 lados)</text:p>
          </table:table-cell>
          <table:table-cell office:value-type="float" office:value="100" calcext:value-type="float">
            <text:p>100</text:p>
          </table:table-cell>
          <table:table-cell office:value-type="currency" office:currency="BRL" office:value="0" calcext:value-type="currency">
            <text:p>0.00 BRL</text:p>
          </table:table-cell>
          <table:table-cell table:formula="of:=[.B17]*[.C17]" office:value-type="currency" office:currency="BRL" office:value="0" calcext:value-type="currency">
            <text:p>0.00 BRL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0:21:52.685049493</meta:creation-date>
    <meta:generator>LibreOffice/5.0.0.5$Linux_X86_64 LibreOffice_project/437e4abdf9e72fd0a6e6f8697a0e659bc77f9b10</meta:generator>
    <dc:date>2016-01-03T10:42:47.341868375</dc:date>
    <meta:editing-duration>PT20M53S</meta:editing-duration>
    <meta:editing-cycles>3</meta:editing-cycles>
    <meta:document-statistic meta:table-count="1" meta:cell-count="63" meta:object-count="0"/>
  </office:meta>
</office:document-meta>
</file>